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cript started on Tue 28 Jan 2020 07:10:47 PM EST</text:p>
      <text:p text:style-name="Preformatted_20_Text">#]0;agarrett0098@grace: ~/CS215/project1##[01;32magarrett0098@grace#[00m:#[01;34m~/CS215/project1#[00m$ cat h##[Kproject1.cpp </text:p>
      <text:p text:style-name="Preformatted_20_Text">// Woody's Sales display program</text:p>
      <text:p text:style-name="Preformatted_20_Text">// Anthony Garrett</text:p>
      <text:p text:style-name="Preformatted_20_Text">// 01/28/2020</text:p>
      <text:p text:style-name="Preformatted_20_Text">// Displays a table containing the sales of each style of chair</text:p>
      <text:p text:style-name="Preformatted_20_Text">// that Woody's sells.</text:p>
      <text:p text:style-name="Preformatted_20_Text"></text:p>
      <text:p text:style-name="Preformatted_20_Text">#include &lt;iostream&gt;</text:p>
      <text:p text:style-name="Preformatted_20_Text">#include &lt;iomanip&gt;</text:p>
      <text:p text:style-name="Preformatted_20_Text">using namespace std;</text:p>
      <text:p text:style-name="Preformatted_20_Text"></text:p>
      <text:p text:style-name="Preformatted_20_Text">int main(){</text:p>
      <text:p text:style-name="Preformatted_20_Text"><text:s text:c="4"/>const float AMERICAN_STYLE_PRICE = 85.00, // price of each chair style</text:p>
      <text:p text:style-name="Preformatted_20_Text"><text:s text:c="16"/>MODERN_STYLE_PRICE = 57.00, </text:p>
      <text:p text:style-name="Preformatted_20_Text"><text:s text:c="16"/>FRESH_STYLE_PRICE = 127.75; </text:p>
      <text:p text:style-name="Preformatted_20_Text"><text:s text:c="4"/></text:p>
      <text:p text:style-name="Preformatted_20_Text"><text:s text:c="4"/>unsigned int american_style_sold = 0, // for user input for number of sold chairs of each style</text:p>
      <text:p text:style-name="Preformatted_20_Text"><text:s text:c="17"/>modern_style_sold = 0, </text:p>
      <text:p text:style-name="Preformatted_20_Text"><text:s text:c="17"/>fresh_style_sold = 0; </text:p>
      <text:p text:style-name="Preformatted_20_Text"></text:p>
      <text:p text:style-name="Preformatted_20_Text"><text:s text:c="4"/>float american_style_total = 0.0, // total sales for each style of chair</text:p>
      <text:p text:style-name="Preformatted_20_Text"><text:s text:c="10"/>modern_style_total = 0.0,</text:p>
      <text:p text:style-name="Preformatted_20_Text"><text:s text:c="10"/>fresh_style_total = 0.0;</text:p>
      <text:p text:style-name="Preformatted_20_Text"></text:p>
      <text:p text:style-name="Preformatted_20_Text"><text:s text:c="4"/>float sum_total_sales = 0.0; // total sales for all chair types</text:p>
      <text:p text:style-name="Preformatted_20_Text"></text:p>
      <text:p text:style-name="Preformatted_20_Text"><text:s text:c="4"/>// Gather user input for each style of chair that is sold</text:p>
      <text:p text:style-name="Preformatted_20_Text"><text:s text:c="4"/>// Store user input into sold variable for each type</text:p>
      <text:p text:style-name="Preformatted_20_Text"><text:s text:c="4"/>cout &lt;&lt; "\nPlease enter the number of American Colonial Style chairs that were sold: ";</text:p>
      <text:p text:style-name="Preformatted_20_Text"><text:s text:c="4"/>cin &gt;&gt; american_style_sold;</text:p>
      <text:p text:style-name="Preformatted_20_Text"></text:p>
      <text:p text:style-name="Preformatted_20_Text"><text:s text:c="4"/>cout &lt;&lt; "\nPlease enter the number of Modern Style chairs that were sold: ";</text:p>
      <text:p text:style-name="Preformatted_20_Text"><text:s text:c="4"/>cin &gt;&gt; modern_style_sold;</text:p>
      <text:p text:style-name="Preformatted_20_Text"></text:p>
      <text:p text:style-name="Preformatted_20_Text"><text:s text:c="4"/>cout &lt;&lt; "\nPlease enter the number of Fresh Classical Style chairs that were sold: ";</text:p>
      <text:p text:style-name="Preformatted_20_Text"><text:s text:c="4"/>cin &gt;&gt; fresh_style_sold;</text:p>
      <text:p text:style-name="Preformatted_20_Text"></text:p>
      <text:p text:style-name="Preformatted_20_Text"><text:s text:c="4"/>// Calculate the total for each chair type</text:p>
      <text:p text:style-name="Preformatted_20_Text"><text:s text:c="4"/>american_style_total = AMERICAN_STYLE_PRICE * american_style_sold;</text:p>
      <text:p text:style-name="Preformatted_20_Text"><text:s text:c="4"/>modern_style_total = MODERN_STYLE_PRICE * modern_style_sold;</text:p>
      <text:p text:style-name="Preformatted_20_Text"><text:s text:c="4"/>fresh_style_total = FRESH_STYLE_PRICE * fresh_style_sold;</text:p>
      <text:p text:style-name="Preformatted_20_Text"></text:p>
      <text:p text:style-name="Preformatted_20_Text"><text:s text:c="4"/>// Calculate the total sales of all chair types</text:p>
      <text:p text:style-name="Preformatted_20_Text"><text:s text:c="4"/>sum_total_sales = american_style_total + modern_style_total + fresh_style_total;</text:p>
      <text:p text:style-name="Preformatted_20_Text"></text:p>
      <text:p text:style-name="Preformatted_20_Text"><text:s text:c="4"/>// setting up the formatting of the money float variables</text:p>
      <text:p text:style-name="Preformatted_20_Text"><text:s text:c="4"/>cout &lt;&lt; setprecision(2) &lt;&lt; fixed &lt;&lt; showpoint &lt;&lt; endl;</text:p>
      <text:p text:style-name="Preformatted_20_Text"></text:p>
      <text:p text:style-name="Preformatted_20_Text"><text:s text:c="4"/>// Creating the labels for the table</text:p>
      <text:p text:style-name="Preformatted_20_Text"><text:s text:c="4"/>cout &lt;&lt; setw(20) &lt;&lt; left &lt;&lt; "Style" &lt;&lt; right &lt;&lt; setw(20) &lt;&lt; "Price Per Chair" &lt;&lt; setw(20) &lt;&lt; "Chairs Sold" &lt;&lt; setw(20) &lt;&lt; "Total Sales" &lt;&lt; endl;</text:p>
      <text:p text:style-name="Preformatted_20_Text"><text:s text:c="4"/>cout &lt;&lt; setw(20) &lt;&lt; left &lt;&lt; "-----" &lt;&lt; right &lt;&lt; setw(20) &lt;&lt; "---------------" &lt;&lt; setw(20) &lt;&lt; "-----------" &lt;&lt; setw(20) &lt;&lt; "-----------" &lt;&lt; endl;</text:p>
      <text:p text:style-name="Preformatted_20_Text"><text:soft-page-break/></text:p>
      <text:p text:style-name="Preformatted_20_Text"><text:s text:c="4"/>// Creating a row for each chair style containing all the necessary information</text:p>
      <text:p text:style-name="Preformatted_20_Text"><text:s text:c="4"/>// Used setw(), left, right to make it look nice</text:p>
      <text:p text:style-name="Preformatted_20_Text"><text:s text:c="4"/>cout &lt;&lt; left &lt;&lt; setw(20) &lt;&lt; "American Colonial" &lt;&lt; right &lt;&lt; setw(14) &lt;&lt; "$ " &lt;&lt; setw(6) &lt;&lt; AMERICAN_STYLE_PRICE &lt;&lt; setw(20) &lt;&lt; american_style_sold &lt;&lt; setw(10) &lt;&lt; "$ " &lt;&lt; setw(10) &lt;&lt; american_style_total &lt;&lt; endl;</text:p>
      <text:p text:style-name="Preformatted_20_Text"><text:s text:c="4"/>cout &lt;&lt; left &lt;&lt; setw(20) &lt;&lt; "Modern" &lt;&lt; right &lt;&lt; setw(14) &lt;&lt; "$ " &lt;&lt; setw(6) &lt;&lt; MODERN_STYLE_PRICE &lt;&lt; setw(20) &lt;&lt; modern_style_sold &lt;&lt; setw(10) &lt;&lt; "$ " &lt;&lt; setw(10) &lt;&lt; modern_style_total&lt;&lt; endl;</text:p>
      <text:p text:style-name="Preformatted_20_Text"><text:s text:c="4"/>cout &lt;&lt; left &lt;&lt; setw(20) &lt;&lt; "Fresh Classical" &lt;&lt; right &lt;&lt; setw(14) &lt;&lt; "$ " &lt;&lt; setw(6) &lt;&lt; FRESH_STYLE_PRICE &lt;&lt; setw(20) &lt;&lt; fresh_style_sold &lt;&lt; setw(10) &lt;&lt; "$ " &lt;&lt; setw(10) &lt;&lt; fresh_style_total &lt;&lt; endl;</text:p>
      <text:p text:style-name="Preformatted_20_Text"></text:p>
      <text:p text:style-name="Preformatted_20_Text"><text:s text:c="4"/>// Creating some space and then adding the Total sales for all styles line to the bottom of the table</text:p>
      <text:p text:style-name="Preformatted_20_Text"><text:s text:c="4"/>cout &lt;&lt; endl;</text:p>
      <text:p text:style-name="Preformatted_20_Text"><text:s text:c="4"/>cout &lt;&lt; setw(80) &lt;&lt; "----------" &lt;&lt; endl;</text:p>
      <text:p text:style-name="Preformatted_20_Text"><text:s text:c="4"/>cout &lt;&lt; setw(40) &lt;&lt; left &lt;&lt; "TOTAL" &lt;&lt; setw(30) &lt;&lt; right &lt;&lt; "$ " &lt;&lt; setw(10) &lt;&lt; sum_total_sales &lt;&lt; endl;</text:p>
      <text:p text:style-name="Preformatted_20_Text"></text:p>
      <text:p text:style-name="Preformatted_20_Text">}#]0;agarrett0098@grace: ~/CS215/project1##[01;32magarrett0098@grace#[00m:#[01;34m~/CS215/project1#[00m$ g++ project1.cpp </text:p>
      <text:p text:style-name="Preformatted_20_Text">#]0;agarrett0098@grace: ~/CS215/project1##[01;32magarrett0098@grace#[00m:#[01;34m~/CS215/project1#[00m$ ./a.out </text:p>
      <text:p text:style-name="Preformatted_20_Text"></text:p>
      <text:p text:style-name="Preformatted_20_Text">Please enter the number of American Colonial Style chairs that were sold: 12</text:p>
      <text:p text:style-name="Preformatted_20_Text"></text:p>
      <text:p text:style-name="Preformatted_20_Text">Please enter the number of Modern Style chairs that were sold: 8</text:p>
      <text:p text:style-name="Preformatted_20_Text"></text:p>
      <text:p text:style-name="Preformatted_20_Text">Please enter the number of Fresh Classical Style chairs that were sold: 34</text:p>
      <text:p text:style-name="Preformatted_20_Text"></text:p>
      <text:p text:style-name="Preformatted_20_Text">Style <text:s text:c="19"/>Price Per Chair <text:s text:c="8"/>Chairs Sold <text:s text:c="8"/>Total Sales</text:p>
      <text:p text:style-name="Preformatted_20_Text">----- <text:s text:c="19"/>--------------- <text:s text:c="8"/>----------- <text:s text:c="8"/>-----------</text:p>
      <text:p text:style-name="Preformatted_20_Text">American Colonial <text:s text:c="14"/>$ <text:s/>85.00 <text:s text:c="17"/>12 <text:s text:c="7"/>$ <text:s text:c="3"/>1020.00</text:p>
      <text:p text:style-name="Preformatted_20_Text">Modern <text:s text:c="25"/>$ <text:s/>57.00 <text:s text:c="18"/>8 <text:s text:c="7"/>$ <text:s text:c="4"/>456.00</text:p>
      <text:p text:style-name="Preformatted_20_Text">Fresh Classical <text:s text:c="16"/>$ 127.75 <text:s text:c="17"/>34 <text:s text:c="7"/>$ <text:s text:c="3"/>4343.50</text:p>
      <text:p text:style-name="Preformatted_20_Text"></text:p>
      <text:p text:style-name="Preformatted_20_Text"><text:s text:c="70"/>----------</text:p>
      <text:p text:style-name="Preformatted_20_Text">TOTAL <text:s text:c="62"/>$ <text:s text:c="3"/>5819.50</text:p>
      <text:p text:style-name="Preformatted_20_Text">#]0;agarrett0098@grace: ~/CS215/project1##[01;32magarrett0098@grace#[00m:#[01;34m~/CS215/project1#[00m$ exit</text:p>
      <text:p text:style-name="Preformatted_20_Text">exit</text:p>
      <text:p text:style-name="Preformatted_20_Text"/>
      <text:p text:style-name="Preformatted_20_Text">Script done on Tue 28 Jan 2020 07:11:20 PM 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84" meta:word-count="581" meta:character-count="4517" meta:non-whitespace-character-count="3353"/>
    <meta:generator>LibreOffice/6.0.7.3$Linux_X86_64 LibreOffice_project/00m0$Build-3</meta:generator>
  </office:meta>
</office:document-meta>
</file>